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language="ru" fo:country="RU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Times New Roman1" fo:language="ru" fo:country="RU"/>
    </style:style>
    <style:style style:name="P6" style:family="paragraph" style:parent-style-name="Preformatted_20_Text" style:list-style-name="L2">
      <style:paragraph-properties fo:text-align="start" style:justify-single-word="false"/>
      <style:text-properties fo:color="#000000" style:font-name="Times New Roman1" fo:language="ru" fo:country="RU"/>
    </style:style>
    <style:style style:name="P7" style:family="paragraph" style:parent-style-name="Preformatted_20_Text" style:list-style-name="L4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language="ru" fo:country="RU" style:font-size-asian="16pt" style:font-size-complex="16pt"/>
    </style:style>
    <style:style style:name="T4" style:family="text">
      <style:text-properties fo:font-size="16pt" fo:language="en" fo:country="US" style:font-size-asian="16pt" style:font-size-complex="16pt"/>
    </style:style>
    <style:style style:name="T5" style:family="text">
      <style:text-properties fo:color="#000000" style:font-name="Times New Roman1" fo:font-size="16pt" fo:language="ru" fo:country="RU" style:font-size-asian="16pt" style:font-size-complex="16pt"/>
    </style:style>
    <style:style style:name="T6" style:family="text">
      <style:text-properties fo:color="#000000" style:font-name="Times New Roman1" fo:font-size="16pt" style:font-size-asian="16pt" style:font-size-complex="16pt"/>
    </style:style>
    <style:style style:name="T7" style:family="text">
      <style:text-properties fo:color="#a9b7c6" style:font-name="Courier New1" fo:font-size="16pt" style:font-size-asian="16pt" style:font-size-complex="16pt"/>
    </style:style>
    <style:style style:name="T8" style:family="text">
      <style:text-properties fo:color="#a9b7c6" style:font-name="Times New Roman1" fo:font-size="16pt" style:font-size-asian="16pt" style:font-size-complex="16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Пояснительная записка </text:span></text:p>
      <text:p text:style-name="P4"><text:span text:style-name="T2">Название проекта: игра </text:span><text:span text:style-name="T4">“</text:span><text:span text:style-name="T2">Змейка</text:span><text:span text:style-name="T4">”</text:span></text:p>
      <text:p text:style-name="P4"><text:span text:style-name="T2">Автор проекта: Прохорова Анна</text:span></text:p>
      <text:p text:style-name="P4"><text:span text:style-name="T2">Цель и идея: На примере игры на клеточном поле разобраться с работой основных компонентов модуля </text:span><text:span text:style-name="T4">PyGame. </text:span><text:span text:style-name="T2">Реализовать собственную игру </text:span></text:p>
      <text:p text:style-name="P4"><text:span text:style-name="T2">Использованные технологи: </text:span></text:p>
      <text:p text:style-name="P4"><text:span text:style-name="T2">1) </text:span><text:span text:style-name="T4">Созданные</text:span><text:span text:style-name="T2"> классы:</text:span></text:p>
      <text:list xml:id="list8429991066412535157" text:style-name="L4">
        <text:list-item>
          <text:p text:style-name="P7"><text:span text:style-name="T5">EmptyCell </text:span></text:p>
        </text:list-item>
      </text:list>
      <text:list xml:id="list8850710328986493628" text:style-name="L2">
        <text:list-item>
          <text:p text:style-name="P6"><text:span text:style-name="T2">GameField </text:span></text:p>
        </text:list-item>
        <text:list-item>
          <text:p text:style-name="P6"><text:span text:style-name="T2">SnakeHead</text:span></text:p>
        </text:list-item>
        <text:list-item>
          <text:p text:style-name="P6"><text:span text:style-name="T2">SnakeTile</text:span></text:p>
        </text:list-item>
        <text:list-item>
          <text:p text:style-name="P6"><text:span text:style-name="T2">Snake</text:span></text:p>
        </text:list-item>
        <text:list-item>
          <text:p text:style-name="P6"><text:span text:style-name="T2">Rock</text:span></text:p>
        </text:list-item>
        <text:list-item>
          <text:p text:style-name="P6"><text:span text:style-name="T2">Wall</text:span></text:p>
        </text:list-item>
        <text:list-item>
          <text:p text:style-name="P6"><text:span text:style-name="T2">Level</text:span></text:p>
        </text:list-item>
      </text:list>
      <text:p text:style-name="P5"><text:span text:style-name="T2"/></text:p>
      <text:p text:style-name="P5"><text:span text:style-name="T2">2) Реализованы отдельные функции для классов, в том числе: отрисовка, изменение координат, генерация уровней и т. д. </text:span></text:p>
      <text:p text:style-name="P5"><text:span text:style-name="T2"/></text:p>
      <text:p text:style-name="P5"><text:span text:style-name="T2">3) Использованы созданные мной спрайты для тела змейки и игровых предметов</text:span></text:p>
      <text:p text:style-name="P4"><text:span text:style-name="T2"/></text:p>
      <text:p text:style-name="P4"><text:span text:style-name="T2">4)Применены знания об игровых циклах, изображениях, работой со шрифтами, клетчатом поле и столкновениях</text:span></text:p>
      <text:p text:style-name="P4"><text:span text:style-name="T2"/></text:p>
      <text:p text:style-name="P2"><text:span text:style-name="T3">5) В модуль работы включена библиотека </text:span><text:span text:style-name="T6">random</text:span></text:p>
      <text:p text:style-name="P4"><text:span text:style-name="T7"/></text:p>
      <text:p text:style-name="P4"><text:span text:style-name="T2"/></text:p>
      <text:p text:style-name="P4"><text:span text:style-name="T2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ина Прохорова</meta:initial-creator>
    <meta:creation-date>2021-02-25T14:43:09.54</meta:creation-date>
    <meta:document-statistic meta:table-count="0" meta:image-count="0" meta:object-count="0" meta:page-count="1" meta:paragraph-count="18" meta:word-count="98" meta:character-count="665"/>
    <dc:date>2021-02-25T15:02:48.74</dc:date>
    <dc:creator>Марина Прохорова</dc:creator>
    <meta:editing-duration>PT2M41S</meta:editing-duration>
    <meta:editing-cycles>1</meta:editing-cycles>
    <meta:generator>OpenOffice/4.1.5$Win32 OpenOffice.org_project/415m1$Build-9789</meta:generator>
  </office:meta>
</office:document-meta>
</file>